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 table:number-rows-repeated="10482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2:07:51.931454998</dc:date>
    <meta:editing-duration>P9DT14H24M38S</meta:editing-duration>
    <meta:editing-cycles>179</meta:editing-cycles>
    <meta:document-statistic meta:table-count="5" meta:cell-count="3268" meta:object-count="0"/>
  </office:meta>
</office:document-meta>
</file>